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ro articulo</text:p>
          </table:table-cell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IF([.$A$2:.$A$30];[.D2];[.$B$2:.$B$30]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IF([.$A$2:.$A$30];[.D3];[.$B$2:.$B$30])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IF([.$A$2:.$A$30];[.D4];[.$B$2:.$B$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IF([.$A$2:.$A$30];[.D5];[.$B$2:.$B$30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IF([.$A$2:.$A$30];[.D6];[.$B$2:.$B$30]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IF([.$A$2:.$A$30];[.D7];[.$B$2:.$B$30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IF([.$A$2:.$A$30];[.D8];[.$B$2:.$B$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IF([.$A$2:.$A$30];[.D9];[.$B$2:.$B$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IF([.$A$2:.$A$30];[.D10];[.$B$2:.$B$30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IF([.$A$2:.$A$30];[.D11];[.$B$2:.$B$30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IF([.$A$2:.$A$30];[.D12];[.$B$2:.$B$30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IF([.$A$2:.$A$30];[.D13];[.$B$2:.$B$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IF([.$A$2:.$A$30];[.D14];[.$B$2:.$B$30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IF([.$A$2:.$A$30];[.D15];[.$B$2:.$B$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IF([.$A$2:.$A$30];[.D16];[.$B$2:.$B$30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IF([.$A$2:.$A$30];[.D17];[.$B$2:.$B$30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SUMIF([.$A$2:.$A$30];[.D18];[.$B$2:.$B$30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IF([.$A$2:.$A$30];[.D19];[.$B$2:.$B$30]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UMIF([.$A$2:.$A$30];[.D20];[.$B$2:.$B$30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IF([.$A$2:.$A$30];[.D21];[.$B$2:.$B$30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2:53:31.926317232</meta:creation-date>
    <dc:date>2022-10-20T14:40:21.676476857</dc:date>
    <meta:editing-duration>PT1H36M39S</meta:editing-duration>
    <meta:editing-cycles>1</meta:editing-cycles>
    <meta:document-statistic meta:table-count="1" meta:cell-count="102" meta:object-count="0"/>
    <meta:generator>LibreOffice/7.3.6.2$Linux_X86_64 LibreOffice_project/30$Build-2</meta:generator>
  </office:meta>
</office:document-meta>
</file>